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736cm" fo:break-before="auto" style:use-optimal-row-height="true"/>
    </style:style>
    <style:style style:name="ro10" style:family="table-row">
      <style:table-row-properties style:row-height="2.57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328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3.422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2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4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a:k &gt; sa:k-t</text:p>
          </table:table-cell>
          <table:table-cell office:value-type="string">
            <text:p>a: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">
          <table:table-cell office:value-type="string">
            <text:p>gaːkt</text:p>
          </table:table-cell>
          <table:table-cell office:value-type="string">
            <text:p>a: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bla:t</text:p>
          </table:table-cell>
          <table:table-cell office:value-type="string">
            <text:p>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6">
          <table:table-cell office:value-type="string">
            <text:p>wa:t</text:p>
          </table:table-cell>
          <table:table-cell office:value-type="string">
            <text:p>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3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2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4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4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4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4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2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ra:p &gt; kʰra: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7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table:number-columns-repeated="1004"/>
        </table:table-row>
        <table:table-row table:style-name="ro2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1">
          <table:table-cell office:value-type="string">
            <text:p>dzɑ:k</text:p>
          </table:table-cell>
          <table:table-cell office:value-type="string">
            <text:p>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2">
          <table:table-cell office:value-type="string">
            <text:p>kwɑ:rt</text:p>
          </table:table-cell>
          <table:table-cell office:value-type="string">
            <text:p>ɑ: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mɑ:t</text:p>
          </table:table-cell>
          <table:table-cell office:value-type="string">
            <text:p>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2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3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6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4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4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6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7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e][n]</text:p>
          </table:table-cell>
          <table:table-cell office:value-type="string">
            <text:p>e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e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re[t]</text:p>
          </table:table-cell>
          <table:table-cell table:style-name="ce2" office:value-type="string">
            <text:p>e/i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0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1">
          <table:table-cell office:value-type="string">
            <text:p>ble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e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le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ʰ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2">
          <table:table-cell office:value-type="string">
            <text:p>pʰe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e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b[ɛː|i]r</text:p>
          </table:table-cell>
          <table:table-cell office:value-type="string">
            <text:p>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2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6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ŋe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nɛ:pt</text:p>
          </table:table-cell>
          <table:table-cell office:value-type="string">
            <text:p>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2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4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2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2">
          <table:table-cell office:value-type="string">
            <text:p>tsi:m &gt; tsi:pt</text:p>
          </table:table-cell>
          <table:table-cell office:value-type="string">
            <text:p>i: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i:nt</text:p>
          </table:table-cell>
          <table:table-cell office:value-type="string">
            <text:p>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5">
          <table:table-cell office:value-type="string">
            <text:p>li:[k|ŋ] &gt; li:k-s</text:p>
          </table:table-cell>
          <table:table-cell office:value-type="string">
            <text:p>i: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4">
          <table:table-cell office:value-type="string">
            <text:p>di:ŋt</text:p>
          </table:table-cell>
          <table:table-cell office:value-type="string">
            <text:p>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ri[r?]</text:p>
          </table:table-cell>
          <table:table-cell office:value-type="string">
            <text:p>i/ir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4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4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2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4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2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2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6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2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13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 table:number-columns-repeated="1004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2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6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8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3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5">
          <table:table-cell office:value-type="string">
            <text:p>ʔɔ:k &gt; ʔɔ:k-t</text:p>
          </table:table-cell>
          <table:table-cell office:value-type="string">
            <text:p>ɔ: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5">
          <table:table-cell office:value-type="string">
            <text:p>jɔ:p</text:p>
          </table:table-cell>
          <table:table-cell office:value-type="string">
            <text:p>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3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4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4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nu[r]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ru:k &gt; kru:k-t</text:p>
          </table:table-cell>
          <table:table-cell office:value-type="string">
            <text:p>u: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6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4">
          <table:table-cell office:value-type="string">
            <text:p>ru:ŋt</text:p>
          </table:table-cell>
          <table:table-cell office:value-type="string">
            <text:p>u: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">
          <table:table-cell office:value-type="string">
            <text:p>mu:tt</text:p>
          </table:table-cell>
          <table:table-cell office:value-type="string">
            <text:p>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4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2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">
          <table:table-cell office:value-type="string">
            <text:p>[pʰ|p]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3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14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4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[k|kʰ]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2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1005"/>
        </table:table-row>
        <table:table-row table:style-name="ro4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6" office:value-type="string">
            <text:p>hɨtma (hɨttu)</text:p>
          </table:table-cell>
          <table:table-cell office:value-type="string">
            <text:p>burn</text:p>
          </table:table-cell>
          <table:table-cell table:style-name="ce6"/>
          <table:table-cell table:number-columns-repeated="1005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2">
          <table:table-cell office:value-type="string">
            <text:p>kʰu: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4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4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2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table:number-columns-repeated="1004"/>
        </table:table-row>
        <table:table-row table:style-name="ro15" table:number-rows-repeated="65244">
          <table:table-cell table:number-columns-repeated="1015"/>
        </table:table-row>
        <table:table-row table:style-name="ro15">
          <table:table-cell table:style-name="Default" table:number-columns-repeated="11"/>
          <table:table-cell table:number-columns-repeated="1004"/>
        </table:table-row>
        <table:table-row table:style-name="ro15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5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5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5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5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5" table:number-rows-repeated="65324">
          <table:table-cell table:number-columns-repeated="13"/>
        </table:table-row>
        <table:table-row table:style-name="ro15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5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17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3-21T17:14:40.18</dc:date>
    <meta:editing-duration>PT56H20M29S</meta:editing-duration>
    <meta:editing-cycles>389</meta:editing-cycles>
    <meta:generator>OpenOffice.org/3.0$Win32 OpenOffice.org_project/300m15$Build-9379</meta:generator>
    <meta:document-statistic meta:table-count="3" meta:cell-count="2221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